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0cm" fo:margin-top="0cm" fo:margin-bottom="0cm" loext:contextual-spacing="false" fo:line-height="0.381cm" fo:text-align="start" style:justify-single-word="false" fo:text-indent="0cm" style:auto-text-indent="false"/>
    </style:style>
    <style:style style:name="P2" style:family="paragraph" style:parent-style-name="Heading_20_2" style:list-style-name="WWNum1">
      <style:paragraph-properties fo:margin-left="1.614cm" fo:margin-right="0cm" fo:margin-top="0cm" fo:margin-bottom="0cm" loext:contextual-spacing="false" fo:line-height="100%" fo:text-align="start" style:justify-single-word="false" fo:text-indent="-1.266cm" style:auto-text-indent="false">
        <style:tab-stops>
          <style:tab-stop style:position="1.614cm"/>
          <style:tab-stop style:position="1.616cm"/>
        </style:tab-stops>
      </style:paragraph-properties>
      <style:text-properties officeooo:paragraph-rsid="001ac42d"/>
    </style:style>
    <style:style style:name="P3" style:family="paragraph" style:parent-style-name="Heading_20_2" style:list-style-name="WWNum1">
      <style:paragraph-properties fo:margin-left="1.614cm" fo:margin-right="0cm" fo:margin-top="0.002cm" fo:margin-bottom="0cm" loext:contextual-spacing="false" fo:line-height="100%" fo:text-align="start" style:justify-single-word="false" fo:text-indent="-1.266cm" style:auto-text-indent="false">
        <style:tab-stops>
          <style:tab-stop style:position="1.614cm"/>
          <style:tab-stop style:position="1.616cm"/>
        </style:tab-stops>
      </style:paragraph-properties>
      <style:text-properties officeooo:paragraph-rsid="001ac42d"/>
    </style:style>
    <style:style style:name="P4" style:family="paragraph" style:parent-style-name="Heading_20_2" style:list-style-name="WWNum1">
      <style:paragraph-properties fo:margin-left="1.251cm" fo:margin-right="0cm" fo:margin-top="0cm" fo:margin-bottom="0cm" loext:contextual-spacing="false" fo:line-height="100%" fo:text-align="start" style:justify-single-word="false" fo:text-indent="-1.266cm" style:auto-text-indent="false">
        <style:tab-stops>
          <style:tab-stop style:position="3.3cm"/>
          <style:tab-stop style:position="3.302cm"/>
        </style:tab-stops>
      </style:paragraph-properties>
      <style:text-properties officeooo:paragraph-rsid="001ac42d"/>
    </style:style>
    <style:style style:name="P5" style:family="paragraph" style:parent-style-name="Heading_20_3" style:list-style-name="WWNum1">
      <style:paragraph-properties fo:margin-left="1.72cm" fo:margin-right="0cm" fo:margin-top="0cm" fo:margin-bottom="0cm" loext:contextual-spacing="false" fo:line-height="100%" fo:text-align="start" style:justify-single-word="false" fo:text-indent="-1.372cm" style:auto-text-indent="false">
        <style:tab-stops>
          <style:tab-stop style:position="1.72cm"/>
          <style:tab-stop style:position="1.722cm"/>
        </style:tab-stops>
      </style:paragraph-properties>
      <style:text-properties officeooo:paragraph-rsid="001ac42d"/>
    </style:style>
    <style:style style:name="P6" style:family="paragraph" style:parent-style-name="Heading_20_3" style:list-style-name="WWNum1">
      <style:paragraph-properties fo:margin-left="1.251cm" fo:margin-right="0cm" fo:margin-top="0cm" fo:margin-bottom="0cm" loext:contextual-spacing="false" fo:line-height="100%" fo:text-align="start" style:justify-single-word="false" fo:text-indent="-1.372cm" style:auto-text-indent="false">
        <style:tab-stops>
          <style:tab-stop style:position="3.406cm"/>
          <style:tab-stop style:position="3.408cm"/>
        </style:tab-stops>
      </style:paragraph-properties>
      <style:text-properties officeooo:paragraph-rsid="001ac42d"/>
    </style:style>
    <style:style style:name="P7" style:family="paragraph" style:parent-style-name="Standard">
      <style:text-properties style:font-name="sans-serif" fo:font-size="14.25pt"/>
    </style:style>
    <style:style style:name="P8" style:family="paragraph" style:parent-style-name="Standard">
      <style:paragraph-properties fo:margin-left="0cm" fo:margin-right="0cm" fo:margin-top="0.425cm" fo:margin-bottom="0cm" loext:contextual-spacing="false" fo:text-align="start" style:justify-single-word="false" fo:text-indent="0cm" style:auto-text-indent="false"/>
      <style:text-properties officeooo:paragraph-rsid="001ac42d"/>
    </style:style>
    <style:style style:name="P9" style:family="paragraph" style:parent-style-name="Text_20_body">
      <style:text-properties officeooo:paragraph-rsid="001ac42d"/>
    </style:style>
    <style:style style:name="P10" style:family="paragraph" style:parent-style-name="Text_20_body" style:list-style-name="WWNum3"/>
    <style:style style:name="P11" style:family="paragraph" style:parent-style-name="Text_20_body">
      <style:paragraph-properties fo:margin-left="0.349cm" fo:margin-right="3.815cm" fo:margin-top="0.284cm" fo:margin-bottom="0cm" loext:contextual-spacing="false" fo:line-height="106%" fo:text-align="justify" style:justify-single-word="false" fo:text-indent="0.596cm" style:auto-text-indent="false"/>
      <style:text-properties officeooo:paragraph-rsid="001ac42d"/>
    </style:style>
    <style:style style:name="P12" style:family="paragraph" style:parent-style-name="Text_20_body">
      <style:paragraph-properties fo:margin-top="0.014cm" fo:margin-bottom="0cm" loext:contextual-spacing="false"/>
      <style:text-properties fo:font-size="15.5pt" officeooo:paragraph-rsid="001ac42d" style:font-size-asian="15.5pt"/>
    </style:style>
    <style:style style:name="P13" style:family="paragraph" style:parent-style-name="Text_20_body">
      <style:paragraph-properties fo:margin-left="1.311cm" fo:margin-right="11.389cm" fo:margin-top="0.407cm" fo:margin-bottom="0cm" loext:contextual-spacing="false" fo:line-height="160%" fo:text-indent="-0.365cm" style:auto-text-indent="false"/>
      <style:text-properties officeooo:paragraph-rsid="001ac42d"/>
    </style:style>
    <style:style style:name="P14" style:family="paragraph" style:parent-style-name="Text_20_body">
      <style:paragraph-properties fo:margin-left="0.349cm" fo:margin-right="0cm" fo:line-height="0.413cm" fo:text-indent="0cm" style:auto-text-indent="false"/>
      <style:text-properties officeooo:paragraph-rsid="001ac42d"/>
    </style:style>
    <style:style style:name="P15" style:family="paragraph" style:parent-style-name="Text_20_body">
      <style:paragraph-properties fo:margin-left="1.311cm" fo:margin-right="3.665cm" fo:margin-top="0.238cm" fo:margin-bottom="0cm" loext:contextual-spacing="false" fo:line-height="106%" fo:text-indent="0cm" style:auto-text-indent="false"/>
      <style:text-properties officeooo:paragraph-rsid="001ac42d"/>
    </style:style>
    <style:style style:name="P16" style:family="paragraph" style:parent-style-name="Text_20_body">
      <style:paragraph-properties fo:margin-top="0.012cm" fo:margin-bottom="0cm" loext:contextual-spacing="false"/>
      <style:text-properties fo:font-size="15.5pt" officeooo:paragraph-rsid="001ac42d" style:font-size-asian="15.5pt"/>
    </style:style>
    <style:style style:name="P17" style:family="paragraph" style:parent-style-name="Text_20_body">
      <style:paragraph-properties fo:margin-left="0.349cm" fo:margin-right="3.817cm" fo:margin-top="0.407cm" fo:margin-bottom="0cm" loext:contextual-spacing="false" fo:line-height="106%" fo:text-align="justify" style:justify-single-word="false" fo:text-indent="0.596cm" style:auto-text-indent="false"/>
      <style:text-properties officeooo:paragraph-rsid="001ac42d"/>
    </style:style>
    <style:style style:name="P18" style:family="paragraph" style:parent-style-name="Text_20_body">
      <style:paragraph-properties fo:margin-left="0.349cm" fo:margin-right="3.817cm" fo:margin-top="0.245cm" fo:margin-bottom="0cm" loext:contextual-spacing="false" fo:line-height="106%" fo:text-align="justify" style:justify-single-word="false" fo:text-indent="0.596cm" style:auto-text-indent="false"/>
      <style:text-properties officeooo:paragraph-rsid="001ac42d"/>
    </style:style>
    <style:style style:name="P19" style:family="paragraph" style:parent-style-name="Text_20_body">
      <style:paragraph-properties fo:margin-top="0.018cm" fo:margin-bottom="0cm" loext:contextual-spacing="false"/>
      <style:text-properties fo:font-size="12.5pt" officeooo:paragraph-rsid="001ac42d" style:font-size-asian="12.5pt"/>
    </style:style>
    <style:style style:name="P20" style:family="paragraph" style:parent-style-name="Text_20_body">
      <style:paragraph-properties fo:margin-top="0.018cm" fo:margin-bottom="0cm" loext:contextual-spacing="false"/>
      <style:text-properties fo:font-size="12.5pt" fo:font-style="italic" officeooo:paragraph-rsid="001ac42d" style:font-size-asian="12.5pt" style:font-style-asian="italic"/>
    </style:style>
    <style:style style:name="P21" style:family="paragraph" style:parent-style-name="Text_20_body">
      <style:paragraph-properties fo:margin-top="0.018cm" fo:margin-bottom="0cm" loext:contextual-spacing="false"/>
      <style:text-properties fo:font-size="13pt" officeooo:paragraph-rsid="001ac42d" style:font-size-asian="13pt"/>
    </style:style>
    <style:style style:name="P22" style:family="paragraph" style:parent-style-name="Text_20_body">
      <style:paragraph-properties fo:margin-left="3.921cm" fo:margin-right="0cm" fo:margin-top="0.039cm" fo:margin-bottom="0cm" loext:contextual-spacing="false" fo:text-indent="0cm" style:auto-text-indent="false"/>
      <style:text-properties officeooo:paragraph-rsid="001ac42d"/>
    </style:style>
    <style:style style:name="P23" style:family="paragraph" style:parent-style-name="Text_20_body">
      <style:paragraph-properties fo:margin-left="2.999cm" fo:margin-right="1.983cm" fo:margin-top="0.386cm" fo:margin-bottom="0cm" loext:contextual-spacing="false" fo:line-height="106%" fo:text-indent="0cm" style:auto-text-indent="false"/>
      <style:text-properties officeooo:paragraph-rsid="001ac42d"/>
    </style:style>
    <style:style style:name="P24" style:family="paragraph" style:parent-style-name="Text_20_body">
      <style:paragraph-properties fo:margin-top="0.004cm" fo:margin-bottom="0cm" loext:contextual-spacing="false"/>
      <style:text-properties fo:font-size="12pt" officeooo:paragraph-rsid="001ac42d" style:font-size-asian="12pt"/>
    </style:style>
    <style:style style:name="P25" style:family="paragraph" style:parent-style-name="Text_20_body">
      <style:paragraph-properties fo:margin-left="2.999cm" fo:margin-right="0cm" fo:margin-top="0.002cm" fo:margin-bottom="0cm" loext:contextual-spacing="false" fo:text-indent="0cm" style:auto-text-indent="false"/>
      <style:text-properties officeooo:paragraph-rsid="001ac42d"/>
    </style:style>
    <style:style style:name="P26" style:family="paragraph" style:parent-style-name="Text_20_body">
      <style:paragraph-properties fo:margin-left="2.999cm" fo:margin-right="0cm" fo:line-height="91%" fo:text-indent="0cm" style:auto-text-indent="false"/>
      <style:text-properties officeooo:paragraph-rsid="001ac42d"/>
    </style:style>
    <style:style style:name="P27" style:family="paragraph" style:parent-style-name="Text_20_body">
      <style:paragraph-properties fo:margin-left="2.999cm" fo:margin-right="0cm" fo:line-height="95%" fo:text-indent="0cm" style:auto-text-indent="false"/>
      <style:text-properties officeooo:paragraph-rsid="001ac42d"/>
    </style:style>
    <style:style style:name="P28" style:family="paragraph" style:parent-style-name="Text_20_body">
      <style:paragraph-properties fo:margin-left="2.999cm" fo:margin-right="0cm" fo:margin-top="0.007cm" fo:margin-bottom="0cm" loext:contextual-spacing="false" fo:line-height="91%" fo:text-indent="0cm" style:auto-text-indent="false"/>
      <style:text-properties officeooo:paragraph-rsid="001ac42d"/>
    </style:style>
    <style:style style:name="P29" style:family="paragraph" style:parent-style-name="Text_20_body">
      <style:paragraph-properties fo:margin-left="2.999cm" fo:margin-right="0cm" fo:margin-top="0.037cm" fo:margin-bottom="0cm" loext:contextual-spacing="false" fo:text-indent="0cm" style:auto-text-indent="false"/>
      <style:text-properties officeooo:paragraph-rsid="001ac42d"/>
    </style:style>
    <style:style style:name="P30" style:family="paragraph" style:parent-style-name="Text_20_body">
      <style:paragraph-properties fo:margin-left="2.999cm" fo:margin-right="0cm" fo:margin-top="0.039cm" fo:margin-bottom="0cm" loext:contextual-spacing="false" fo:text-indent="0cm" style:auto-text-indent="false"/>
      <style:text-properties officeooo:paragraph-rsid="001ac42d"/>
    </style:style>
    <style:style style:name="P31" style:family="paragraph" style:parent-style-name="Text_20_body">
      <style:paragraph-properties fo:margin-left="3.159cm" fo:margin-right="3.665cm" fo:line-height="108%" fo:text-indent="-0.924cm" style:auto-text-indent="false"/>
      <style:text-properties officeooo:paragraph-rsid="001ac42d"/>
    </style:style>
    <style:style style:name="P32" style:family="paragraph" style:parent-style-name="Text_20_body">
      <style:paragraph-properties fo:margin-left="3.159cm" fo:margin-right="3.665cm" fo:margin-top="0.039cm" fo:margin-bottom="0cm" loext:contextual-spacing="false" fo:line-height="108%" fo:text-indent="-0.924cm" style:auto-text-indent="false"/>
      <style:text-properties officeooo:paragraph-rsid="001ac42d"/>
    </style:style>
    <style:style style:name="P33" style:family="paragraph" style:parent-style-name="Text_20_body">
      <style:paragraph-properties fo:margin-left="1.311cm" fo:margin-right="0cm" fo:line-height="0.437cm" fo:text-indent="0cm" style:auto-text-indent="false"/>
      <style:text-properties officeooo:paragraph-rsid="001ac42d"/>
    </style:style>
    <style:style style:name="P34" style:family="paragraph" style:parent-style-name="Text_20_body">
      <style:paragraph-properties fo:margin-left="1.311cm" fo:margin-right="0cm" fo:margin-top="0.039cm" fo:margin-bottom="0cm" loext:contextual-spacing="false" fo:text-indent="0cm" style:auto-text-indent="false"/>
      <style:text-properties officeooo:paragraph-rsid="001ac42d"/>
    </style:style>
    <style:style style:name="P35" style:family="paragraph" style:parent-style-name="Text_20_body">
      <style:paragraph-properties fo:margin-left="0.947cm" fo:margin-right="0cm" fo:margin-top="0.406cm" fo:margin-bottom="0cm" loext:contextual-spacing="false" fo:text-indent="0cm" style:auto-text-indent="false"/>
      <style:text-properties officeooo:paragraph-rsid="001ac42d"/>
    </style:style>
    <style:style style:name="P36" style:family="paragraph" style:parent-style-name="Text_20_body">
      <style:paragraph-properties fo:margin-left="0.349cm" fo:margin-right="3.815cm" fo:margin-top="0.002cm" fo:margin-bottom="0cm" loext:contextual-spacing="false" fo:line-height="106%" fo:text-align="justify" style:justify-single-word="false" fo:text-indent="0cm" style:auto-text-indent="false"/>
      <style:text-properties officeooo:paragraph-rsid="001ac42d"/>
    </style:style>
    <style:style style:name="P37" style:family="paragraph" style:parent-style-name="Text_20_body">
      <style:paragraph-properties fo:margin-top="0.019cm" fo:margin-bottom="0cm" loext:contextual-spacing="false"/>
      <style:text-properties fo:font-size="12.5pt" officeooo:paragraph-rsid="001ac42d" style:font-size-asian="12.5pt"/>
    </style:style>
    <style:style style:name="P38" style:family="paragraph" style:parent-style-name="Text_20_body">
      <style:paragraph-properties fo:margin-left="0.349cm" fo:margin-right="3.665cm" fo:margin-top="0.284cm" fo:margin-bottom="0cm" loext:contextual-spacing="false" fo:line-height="106%" fo:text-indent="0.596cm" style:auto-text-indent="false"/>
      <style:text-properties officeooo:paragraph-rsid="001ac42d"/>
    </style:style>
    <style:style style:name="P39" style:family="paragraph" style:parent-style-name="Text_20_body">
      <style:paragraph-properties fo:margin-left="0cm" fo:margin-right="0cm" fo:margin-top="0.011cm" fo:margin-bottom="0cm" loext:contextual-spacing="false" fo:text-indent="0cm" style:auto-text-indent="false"/>
      <style:text-properties fo:font-size="16pt" officeooo:paragraph-rsid="001ac42d" style:font-size-asian="16pt"/>
    </style:style>
    <style:style style:name="P40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4pt" officeooo:paragraph-rsid="001ac42d" style:font-size-asian="14pt"/>
    </style:style>
    <style:style style:name="P41" style:family="paragraph" style:parent-style-name="Text_20_body">
      <style:paragraph-properties fo:margin-left="0cm" fo:margin-right="3.665cm" fo:margin-top="0.291cm" fo:margin-bottom="0cm" loext:contextual-spacing="false" fo:line-height="173%" fo:text-indent="0cm" style:auto-text-indent="false"/>
      <style:text-properties officeooo:paragraph-rsid="001ac42d"/>
    </style:style>
    <style:style style:name="P42" style:family="paragraph" style:parent-style-name="Text_20_body">
      <style:paragraph-properties fo:margin-left="0cm" fo:margin-right="1.983cm" fo:margin-top="0.309cm" fo:margin-bottom="0cm" loext:contextual-spacing="false" fo:line-height="106%" fo:text-indent="0cm" style:auto-text-indent="false"/>
      <style:text-properties officeooo:paragraph-rsid="001ac42d"/>
    </style:style>
    <style:style style:name="P43" style:family="paragraph" style:parent-style-name="Text_20_body">
      <style:paragraph-properties fo:margin-left="1.251cm" fo:margin-right="0cm" fo:margin-top="0.407cm" fo:margin-bottom="0cm" loext:contextual-spacing="false" fo:text-indent="0cm" style:auto-text-indent="false"/>
      <style:text-properties officeooo:paragraph-rsid="001ac42d"/>
    </style:style>
    <style:style style:name="P44" style:family="paragraph" style:parent-style-name="Text_20_body">
      <style:paragraph-properties fo:margin-left="0cm" fo:margin-right="1.983cm" fo:margin-top="0.284cm" fo:margin-bottom="0cm" loext:contextual-spacing="false" fo:line-height="106%" fo:text-indent="0.596cm" style:auto-text-indent="false"/>
      <style:text-properties officeooo:paragraph-rsid="001ac42d"/>
    </style:style>
    <style:style style:name="P45" style:family="paragraph" style:parent-style-name="Text_20_body">
      <style:paragraph-properties fo:margin-left="0cm" fo:margin-right="7.161cm" fo:margin-top="0.298cm" fo:margin-bottom="0cm" loext:contextual-spacing="false" fo:line-height="175%" fo:text-indent="0cm" style:auto-text-indent="false"/>
      <style:text-properties officeooo:paragraph-rsid="001ac42d"/>
    </style:style>
    <style:style style:name="P46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officeooo:paragraph-rsid="001ac42d"/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loext:graphic-properties draw:fill="none"/>
      <style:paragraph-properties fo:text-align="center"/>
    </style:style>
    <style:style style:name="T1" style:family="text">
      <style:text-properties fo:letter-spacing="-0.037cm"/>
    </style:style>
    <style:style style:name="T2" style:family="text">
      <style:text-properties fo:letter-spacing="-0.012cm"/>
    </style:style>
    <style:style style:name="T3" style:family="text">
      <style:text-properties fo:letter-spacing="0.004cm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fo:letter-spacing="0.005cm"/>
    </style:style>
    <style:style style:name="T7" style:family="text">
      <style:text-properties fo:letter-spacing="-0.007cm"/>
    </style:style>
    <style:style style:name="T8" style:family="text">
      <style:text-properties style:font-name="Courier New"/>
    </style:style>
    <style:style style:name="T9" style:family="text">
      <style:text-properties style:font-name="Courier New" fo:letter-spacing="-0.116cm"/>
    </style:style>
    <style:style style:name="T10" style:family="text">
      <style:text-properties style:font-name="Courier New" fo:letter-spacing="-0.102cm"/>
    </style:style>
    <style:style style:name="T11" style:family="text">
      <style:text-properties style:font-name="Courier New" style:text-scale="99%"/>
    </style:style>
    <style:style style:name="T12" style:family="text">
      <style:text-properties style:font-name="Courier New" fo:font-size="11pt" fo:font-style="italic" style:font-size-asian="11pt" style:font-style-asian="italic"/>
    </style:style>
    <style:style style:name="T13" style:family="text">
      <style:text-properties fo:font-size="11pt" fo:font-weight="bold" style:font-size-asian="11pt" style:font-weight-asian="bold"/>
    </style:style>
    <style:style style:name="T14" style:family="text">
      <style:text-properties fo:font-size="11pt" style:font-size-asian="11pt"/>
    </style:style>
    <style:style style:name="T15" style:family="text">
      <style:text-properties fo:font-size="11pt" fo:font-style="italic" style:font-size-asian="11pt" style:font-style-asian="italic"/>
    </style:style>
    <style:style style:name="T16" style:family="text">
      <style:text-properties fo:font-size="11pt" fo:letter-spacing="-0.071cm" style:font-size-asian="11pt"/>
    </style:style>
    <style:style style:name="T17" style:family="text">
      <style:text-properties fo:font-size="11pt" fo:letter-spacing="-0.019cm" style:font-size-asian="11pt"/>
    </style:style>
    <style:style style:name="T18" style:family="text">
      <style:text-properties fo:font-size="11pt" fo:letter-spacing="-0.005cm" style:font-size-asian="11pt"/>
    </style:style>
    <style:style style:name="T19" style:family="text">
      <style:text-properties fo:font-size="11pt" fo:letter-spacing="-0.026cm" style:font-size-asian="11pt"/>
    </style:style>
    <style:style style:name="T20" style:family="text">
      <style:text-properties fo:font-style="italic" style:font-style-asian="italic"/>
    </style:style>
    <style:style style:name="T21" style:family="text">
      <style:text-properties fo:letter-spacing="-0.004cm"/>
    </style:style>
    <style:style style:name="T22" style:family="text">
      <style:text-properties style:text-position="-14% 100%" style:font-name="Courier New"/>
    </style:style>
    <style:style style:name="T23" style:family="text">
      <style:text-properties fo:color="#231f20" style:font-name="Arial" fo:font-size="11pt" fo:font-style="italic" style:font-size-asian="11pt" style:font-style-asian="italic" style:text-scale="141%"/>
    </style:style>
    <style:style style:name="T24" style:family="text">
      <style:text-properties fo:letter-spacing="-0.011cm"/>
    </style:style>
    <style:style style:name="T25" style:family="text">
      <style:text-properties fo:letter-spacing="-0.011cm" fo:font-style="italic" style:font-style-asian="italic"/>
    </style:style>
    <style:style style:name="T26" style:family="text">
      <style:text-properties fo:letter-spacing="-0.009cm"/>
    </style:style>
    <style:style style:name="T27" style:family="text">
      <style:text-properties fo:letter-spacing="0.035cm"/>
    </style:style>
    <style:style style:name="T28" style:family="text">
      <style:text-properties fo:letter-spacing="0.039cm"/>
    </style:style>
    <style:style style:name="T29" style:family="text">
      <style:text-properties fo:letter-spacing="0.037cm"/>
    </style:style>
    <style:style style:name="T30" style:family="text">
      <style:text-properties fo:letter-spacing="0.037cm" fo:font-style="italic" style:font-style-asian="italic"/>
    </style:style>
    <style:style style:name="T31" style:family="text">
      <style:text-properties fo:letter-spacing="0.032cm"/>
    </style:style>
    <style:style style:name="T32" style:family="text">
      <style:text-properties fo:letter-spacing="0.076cm" fo:font-style="italic" style:font-style-asian="italic"/>
    </style:style>
    <style:style style:name="T33" style:family="text">
      <style:text-properties fo:letter-spacing="-0.014cm"/>
    </style:style>
    <style:style style:name="T34" style:family="text">
      <style:text-properties fo:letter-spacing="-0.005cm"/>
    </style:style>
    <style:style style:name="T35" style:family="text">
      <style:text-properties fo:letter-spacing="-0.023cm"/>
    </style:style>
    <style:style style:name="T36" style:family="text">
      <style:text-properties fo:letter-spacing="-0.041cm"/>
    </style:style>
    <style:style style:name="T37" style:family="text">
      <style:text-properties fo:letter-spacing="-0.025cm" fo:font-style="italic" style:font-style-asian="italic"/>
    </style:style>
    <style:style style:name="T38" style:family="text">
      <style:text-properties officeooo:rsid="001ac42d"/>
    </style:style>
    <style:style style:name="gr1" style:family="graphic">
      <style:graphic-properties draw:stroke="solid" svg:stroke-width="0.122cm" svg:stroke-color="#231f20" draw:stroke-linejoin="round" svg:stroke-linecap="butt" draw:fill="solid" draw:fill-color="#ffffff" draw:textarea-horizontal-align="center" draw:textarea-vertical-align="top" draw:auto-grow-height="false" fo:padding-top="0.06cm" fo:padding-bottom="0.06cm" fo:padding-left="0.06cm" fo:padding-right="0.06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4cm" svg:stroke-color="#231f20" draw:stroke-linejoin="round" svg:stroke-linecap="butt" draw:fill="none" draw:textarea-horizontal-align="center" draw:textarea-vertical-align="top" draw:auto-grow-height="false" fo:padding-top="0.007cm" fo:padding-bottom="0.007cm" fo:padding-left="0.007cm" fo:padding-right="0.007cm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Title">Estándares de codificación <text:span text:style-name="T38">en java</text:span></text:p>
      <text:p text:style-name="P12"/>
      <text:list xml:id="list3283438371" text:style-name="WWNum1">
        <text:list-item>
          <text:list>
            <text:list-item>
              <text:h text:style-name="P2" text:outline-level="3"><text:bookmark-start text:name="_TOC_250020"/>Nombres de<text:span text:style-name="T3"> </text:span><text:bookmark-end text:name="_TOC_250020"/>ficheros</text:h>
            </text:list-item>
          </text:list>
        </text:list-item>
      </text:list>
      <text:p text:style-name="P13">Sufijos de ficheros en Java<text:span text:style-name="T4">1</text:span><text:span text:style-name="T5">:Código fuente:.javaCódigo compilado: .class</text:span></text:p>
      <text:p text:style-name="P14">Nombres de ficheros comunes:</text:p>
      <text:p text:style-name="P15">README: Resumen de información importante relativa al directorio en el que está ubicado</text:p>
      <text:p text:style-name="P16"/>
      <text:list xml:id="list115533512948631" text:continue-numbering="true" text:style-name="WWNum1">
        <text:list-item>
          <text:list>
            <text:list-item>
              <text:h text:style-name="P2" text:outline-level="3"><text:bookmark-start text:name="_TOC_250019"/>Organización de<text:span text:style-name="T6"> </text:span><text:bookmark-end text:name="_TOC_250019"/>ficheros</text:h>
            </text:list-item>
          </text:list>
        </text:list-item>
      </text:list>
      <text:p text:style-name="P17">Un fichero consta de secciones separadas por líneas en blanco y líneas de comentario, ningún fichero debe tener más de 2000 líneas de código</text:p>
      <text:p text:style-name="P19"/>
      <text:list xml:id="list115532069613587" text:continue-numbering="true" text:style-name="WWNum1">
        <text:list-item>
          <text:list>
            <text:list-item>
              <text:list>
                <text:list-item>
                  <text:h text:style-name="P5" text:outline-level="4"><text:bookmark-start text:name="_TOC_250018"/>Ficheros de código<text:span text:style-name="T7"> </text:span><text:bookmark-end text:name="_TOC_250018"/>fuente</text:h>
                </text:list-item>
              </text:list>
            </text:list-item>
          </text:list>
        </text:list-item>
      </text:list>
      <text:p text:style-name="P11"><draw:line text:anchor-type="char" draw:z-index="0" draw:style-name="gr2" draw:text-style-name="P48" svg:x1="3.314cm" svg:y1="1.895cm" svg:x2="8.376cm" svg:y2="1.895cm"><text:p/></draw:line>Cada fichero contiene una única clase o interface. Si hay una clase privada o una interfaz asociadas a una clase pública se puede poner en el mismo fichero. La clase pública debe ser la primera.</text:p>
      <text:p text:style-name="P8"><text:span text:style-name="T13">Ordenación de las secciones en un fichero de código fuente</text:span></text:p>
      <text:p text:style-name="P41">Estas secciones deben ir separadas por una línea en blanco Sentencia: <text:span text:style-name="T20">packagexxx.yyy;</text:span></text:p>
      <text:p text:style-name="Text_20_body"><text:span text:style-name="T14">Sentencias de importación. Ej: </text:span><text:span text:style-name="T15">import java.util.ArrayList;</text:span><text:span text:style-name="T14">. No hay líneas en blanco entre ellas</text:span></text:p>
      <text:p text:style-name="P42">Código de la clase. Va precedido por comentarios tipo javadoc con la siguiente información:</text:p>
      <text:p text:style-name="P42">Prólogo explicativo de la clase (opcional),autor, versión, referencias a otros elementos de codigo si se considera que debe haberlas</text:p>
      <text:p text:style-name="P39"/>
      <text:list xml:id="list115533035093044" text:continue-numbering="true" text:style-name="WWNum1">
        <text:list-item>
          <text:list>
            <text:list-item>
              <text:h text:style-name="P4" text:outline-level="3"><text:bookmark text:name="_TOC_250017"/>Indentación</text:h>
            </text:list-item>
          </text:list>
        </text:list-item>
      </text:list>
      <text:p text:style-name="P43">La unidad de indentación de bloques de sentencias son 4 espacios</text:p>
      <text:p text:style-name="P40"><text:soft-page-break/></text:p>
      <text:p text:style-name="P40"/>
      <text:list xml:id="list115533763448164" text:continue-numbering="true" text:style-name="WWNum1">
        <text:list-item>
          <text:list>
            <text:list-item>
              <text:list>
                <text:list-item>
                  <text:h text:style-name="P6" text:outline-level="4"><text:bookmark-start text:name="_TOC_250016"/>Lineas<text:span text:style-name="T21"> </text:span><text:bookmark-end text:name="_TOC_250016"/>largas</text:h>
                </text:list-item>
              </text:list>
            </text:list-item>
          </text:list>
        </text:list-item>
      </text:list>
      <text:p text:style-name="P44">Cuando una línea no quepa en una única líne se debe fraccionar atendiendo a estos principios generales</text:p>
      <text:p text:style-name="P45">Fraccionar después de una coma Fraccionar después de un operador</text:p>
      <text:p text:style-name="P46">Es mejor romper unidades de alto nivel que de bajo nivel. Ejemplo:</text:p>
      <text:p text:style-name="P21"/>
      <text:p text:style-name="P26"><text:span text:style-name="T8">longName1 = longName2 </text:span><text:span text:style-name="T22">* </text:span><text:span text:style-name="T8">(longName3 + longName4 -</text:span><text:span text:style-name="T9"> </text:span><text:span text:style-name="T8">longName5)</text:span></text:p>
      <text:p text:style-name="P28"><text:span text:style-name="T8">+ 4 </text:span><text:span text:style-name="T22">* </text:span><text:span text:style-name="T8">longname6; // Mejor</text:span></text:p>
      <text:p text:style-name="P28"><text:span text:style-name="T8">longName1 = longName2 </text:span><text:span text:style-name="T22">* </text:span><text:span text:style-name="T8">(longName3 + longName4</text:span></text:p>
      <text:p text:style-name="P27"><text:span text:style-name="T8">- longName5) + 4 </text:span><text:span text:style-name="T22">* </text:span><text:span text:style-name="T8">longname6; // Peor</text:span></text:p>
      <text:p text:style-name="P23"><draw:line text:anchor-type="char" draw:z-index="1" draw:style-name="gr1" draw:text-style-name="P47" svg:x1="5.606cm" svg:y1="0.653cm" svg:x2="5.728cm" svg:y2="0.653cm"><text:p/></draw:line>Si las reglas anteriores producen código confuso utilizar indentación de 8 caracteres. Ejemplo:</text:p>
      <text:p text:style-name="P24"/>
      <text:p text:style-name="P25"><text:span text:style-name="T8">// NO USAR ESTA INDENTACION</text:span></text:p>
      <text:p text:style-name="P29"><text:span text:style-name="T8">if ((condition1 &amp;&amp; condition2)</text:span></text:p>
      <text:p text:style-name="P22"><text:span text:style-name="T8">|| (condition3 &amp;&amp; condition4)</text:span></text:p>
      <text:p text:style-name="P22"><text:span text:style-name="T8">||!(condition5 &amp;&amp; condition6)) {</text:span></text:p>
      <text:p text:style-name="P22"><text:span text:style-name="T8">doSomethingAboutIt(); // SE CONFUNDE CON LAS</text:span><text:span text:style-name="T10"> </text:span><text:span text:style-name="T8">ANTERIORES</text:span></text:p>
      <text:p text:style-name="P29"><text:span text:style-name="T11">}</text:span></text:p>
      <text:p text:style-name="P30"><text:span text:style-name="T8">// USAR ESTA INDENTACION</text:span></text:p>
      <text:p text:style-name="P30"><text:span text:style-name="T8">if ((condition1 &amp;&amp; condition2)</text:span></text:p>
      <text:p text:style-name="P22"><text:span text:style-name="T8">|| (condition3 &amp;&amp; condition4)</text:span></text:p>
      <text:p text:style-name="P31"><text:span text:style-name="T8">||!(condition5 &amp;&amp; condition6)) { doSomethingAboutIt();</text:span></text:p>
      <text:p text:style-name="P33"><text:span text:style-name="T11">}</text:span></text:p>
      <text:p text:style-name="P34"><text:span text:style-name="T8">// O ESTA</text:span></text:p>
      <text:p text:style-name="P34"><text:span text:style-name="T8">if ((condition1 &amp;&amp; condition2) || (condition3 &amp;&amp; condition4)</text:span></text:p>
      <text:p text:style-name="P32"><text:span text:style-name="T8">||!(condition5 &amp;&amp; condition6)) { doSomethingAboutIt();</text:span></text:p>
      <text:p text:style-name="P33"><text:span text:style-name="T11">}</text:span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oft-page-break/><text:span text:style-name="T11"/></text:p>
      <text:p text:style-name="P33"><text:span text:style-name="T11"/></text:p>
      <text:list xml:id="list115532333764285" text:continue-numbering="true" text:style-name="WWNum1">
        <text:list-item>
          <text:list>
            <text:list-item>
              <text:h text:style-name="P3" text:outline-level="3"><text:bookmark text:name="_TOC_250015"/>Comentarios</text:h>
            </text:list-item>
          </text:list>
        </text:list-item>
      </text:list>
      <text:p text:style-name="P35">Normas generales a seguir en toda documentación:</text:p>
      <text:list xml:id="list3291804148" text:style-name="WWNum3">
        <text:list-item>
          <text:p text:style-name="P10"><text:span text:style-name="T14">Los comentarios deben añadir claridad al código. Deben contar el por qué</text:span><text:span text:style-name="T16"> </text:span><text:span text:style-name="T17">y </text:span><text:span text:style-name="T14">no el</text:span><text:span text:style-name="T18"> </text:span><text:span text:style-name="T14">cómo.</text:span></text:p>
        </text:list-item>
        <text:list-item>
          <text:p text:style-name="P10"><text:span text:style-name="T14">Deben ser</text:span><text:span text:style-name="T18"> </text:span><text:span text:style-name="T14">concisos.</text:span></text:p>
        </text:list-item>
        <text:list-item>
          <text:p text:style-name="P10"><text:span text:style-name="T14">Idealmente hay que escribir la documentación antes que el</text:span><text:span text:style-name="T19"> </text:span><text:span text:style-name="T14">código.</text:span></text:p>
        </text:list-item>
      </text:list>
      <text:p text:style-name="P18">Hay<text:span text:style-name="T24"> </text:span>dos<text:span text:style-name="T24"> </text:span>tipos<text:span text:style-name="T24"> </text:span>de<text:span text:style-name="T26"> </text:span>comentarios:<text:span text:style-name="T24"> </text:span>Comentarios<text:span text:style-name="T24"> </text:span>de<text:span text:style-name="T26"> </text:span>implementación<text:span text:style-name="T24"> </text:span>y<text:span text:style-name="T24"> </text:span>comentarios de<text:span text:style-name="T27"> </text:span>documentación.<text:span text:style-name="T28"> </text:span>Los<text:span text:style-name="T29"> </text:span>comentarios<text:span text:style-name="T28"> </text:span>de<text:span text:style-name="T29"> </text:span>implementación<text:span text:style-name="T29"> </text:span>son<text:span text:style-name="T29"> </text:span>del<text:span text:style-name="T28"> </text:span>tipo:<text:span text:style-name="T31"> </text:span><text:span text:style-name="T20">//</text:span><text:span text:style-name="T30"> </text:span><text:span text:style-name="T20">...</text:span><text:span text:style-name="T32"> </text:span>o<text:span text:style-name="T27"> </text:span><text:span text:style-name="T25">/*</text:span></text:p>
      <text:p text:style-name="P36"><text:span text:style-name="T20">... */</text:span>. Los comentarios de documentación son del tipo: <text:span text:style-name="T20">/** ... */</text:span>. Los comentarios de implementación describen el código, los de documentación una visión de <text:span text:style-name="T7">más </text:span>alto nivel para gente que no tiene el código a mano y que sólo quiere usarlo. La información<text:span text:style-name="T33"> </text:span>de<text:span text:style-name="T2"> </text:span>los<text:span text:style-name="T2"> </text:span>comentarios<text:span text:style-name="T2"> </text:span>no<text:span text:style-name="T2"> </text:span>debe<text:span text:style-name="T33"> </text:span>ser<text:span text:style-name="T2"> </text:span>evidente,<text:span text:style-name="T33"> </text:span>deben<text:span text:style-name="T2"> </text:span>ser<text:span text:style-name="T33"> </text:span>cosas<text:span text:style-name="T2"> </text:span>que<text:span text:style-name="T2"> </text:span>no<text:span text:style-name="T2"> </text:span><text:span text:style-name="T34">están </text:span>contenidas en el codigo Los comentarios no deben estar en cajas dibujadas <text:span text:style-name="T24">con </text:span>asteriscos o similar ni deben incluir caracteres<text:span text:style-name="T35"> </text:span>extraños</text:p>
      <text:p text:style-name="P37"/>
      <text:list xml:id="list115533258688468" text:continue-list="list115532333764285" text:style-name="WWNum1">
        <text:list-item>
          <text:list>
            <text:list-item>
              <text:list>
                <text:list-item>
                  <text:h text:style-name="P5" text:outline-level="4"><text:bookmark-start text:name="_TOC_250014"/>Comentarios de<text:span text:style-name="T34"> </text:span><text:bookmark-end text:name="_TOC_250014"/>implementación</text:h>
                </text:list-item>
              </text:list>
            </text:list-item>
          </text:list>
        </text:list-item>
      </text:list>
      <text:p text:style-name="P11">Comentarios de bloque: Al comienzo de cada fichero o bloque. No se <text:span text:style-name="T7">usan <text:s/></text:span>en este proyecto Comentarios de linea: Son comentarios explicativos de una<text:span text:style-name="T36"> </text:span>parte pequeña del código. Sintaxis: <text:span text:style-name="T20">// ... </text:span>o <text:span text:style-name="T20">/* ...</text:span><text:span text:style-name="T37"> </text:span><text:span text:style-name="T20">*/</text:span></text:p>
      <text:p text:style-name="P20"/>
      <text:list xml:id="list115532540896443" text:continue-numbering="true" text:style-name="WWNum1">
        <text:list-item>
          <text:list>
            <text:list-item>
              <text:list>
                <text:list-item>
                  <text:h text:style-name="P5" text:outline-level="4"><text:bookmark-start text:name="_TOC_250013"/>Comentarios de<text:span text:style-name="T34"> </text:span><text:bookmark-end text:name="_TOC_250013"/>documentación</text:h>
                </text:list-item>
              </text:list>
            </text:list-item>
          </text:list>
        </text:list-item>
      </text:list>
      <text:p text:style-name="P38">Son los comentarios destinados a ser procesados por javadoc. Se puede ver información adicional sobre javadoc en:</text:p>
      <text:p text:style-name="P38"/>
      <text:p text:style-name="P9"><text:a xlink:type="simple" xlink:href="http://java.sun.com/products/jdk/javadoc/writingdoccomments.html" text:style-name="Internet_20_link" text:visited-style-name="Visited_20_Internet_20_Link">http://java.sun.com/products/jdk/javadoc/writingdoccomments.html</text:a></text:p>
      <text:p text:style-name="P9"><text:s/><text:a xlink:type="simple" xlink:href="http://java.sun.com/products/jdk/javadoc/" text:style-name="Internet_20_link" text:visited-style-name="Visited_20_Internet_20_Link">http://java.sun.com/products/jdk/javadoc/</text:a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15%" fo:text-align="justify" style:justify-single-word="false" style:page-number="auto"/>
      <style:text-properties fo:color="#000000"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614cm" fo:margin-right="0cm" fo:text-indent="-1.266cm" style:auto-text-indent="false"/>
      <style:text-properties style:font-name="Times New Roman" fo:font-family="'Times New Roman'" style:font-family-generic="roman" style:font-pitch="variable" fo:font-size="14pt" fo:language="es" fo:country="E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1.72cm" fo:margin-right="0cm" fo:text-indent="-1.372cm" style:auto-text-indent="false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72cm" fo:margin-right="0cm" fo:text-indent="-1.372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ListLabel_20_28" style:display-name="ListLabel 28" style:family="text">
      <style:text-properties fo:font-size="11pt" fo:language="es" fo:country="E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99%"/>
    </style:style>
    <style:style style:name="ListLabel_20_29" style:display-name="ListLabel 29" style:family="text">
      <style:text-properties fo:font-size="14pt" fo:language="es" fo:country="E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2%"/>
    </style:style>
    <style:style style:name="ListLabel_20_30" style:display-name="ListLabel 30" style:family="text">
      <style:text-properties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99%"/>
    </style:style>
    <style:style style:name="ListLabel_20_31" style:display-name="ListLabel 31" style:family="text">
      <style:text-properties fo:language="es" fo:country="ES" style:language-asian="en" style:country-asian="US" style:language-complex="ar" style:country-complex="SA"/>
    </style:style>
    <style:style style:name="ListLabel_20_32" style:display-name="ListLabel 32" style:family="text">
      <style:text-properties fo:language="es" fo:country="ES" style:language-asian="en" style:country-asian="US" style:language-complex="ar" style:country-complex="SA"/>
    </style:style>
    <style:style style:name="ListLabel_20_33" style:display-name="ListLabel 33" style:family="text">
      <style:text-properties fo:language="es" fo:country="ES" style:language-asian="en" style:country-asian="US" style:language-complex="ar" style:country-complex="SA"/>
    </style:style>
    <style:style style:name="ListLabel_20_34" style:display-name="ListLabel 34" style:family="text">
      <style:text-properties fo:language="es" fo:country="ES" style:language-asian="en" style:country-asian="US" style:language-complex="ar" style:country-complex="SA"/>
    </style:style>
    <style:style style:name="ListLabel_20_35" style:display-name="ListLabel 35" style:family="text">
      <style:text-properties fo:language="es" fo:country="ES" style:language-asian="en" style:country-asian="US" style:language-complex="ar" style:country-complex="SA"/>
    </style:style>
    <style:style style:name="ListLabel_20_36" style:display-name="ListLabel 36" style:family="text">
      <style:text-properties fo:language="es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color="#231f20" fo:font-size="11pt" fo:language="es" fo:country="E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style:text-scale="99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579cm" fo:margin-left="0.926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fo:text-indent="-1.266cm" fo:margin-left="1.614cm"/>
        </style:list-level-properties>
      </text:list-level-style-number>
      <text:list-level-style-number text:level="3" text:style-name="ListLabel_20_30" style:num-format="1" text:display-levels="3">
        <style:list-level-properties text:list-level-position-and-space-mode="label-alignment">
          <style:list-level-label-alignment text:label-followed-by="listtab" fo:text-indent="-1.371cm" fo:margin-left="1.72cm"/>
        </style:list-level-properties>
      </text:list-level-style-number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1.371cm" fo:margin-left="3.422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1.371cm" fo:margin-left="5.336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1.371cm" fo:margin-left="7.251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1.371cm" fo:margin-left="9.167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1.371cm" fo:margin-left="11.081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1.371cm" fo:margin-left="12.99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482cm" fo:margin-left="1.311cm"/>
        </style:list-level-properties>
      </text:list-level-style-number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482cm" fo:margin-left="2.858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482cm" fo:margin-left="4.41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482cm" fo:margin-left="5.962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482cm" fo:margin-left="7.514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482cm" fo:margin-left="9.066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482cm" fo:margin-left="10.619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482cm" fo:margin-left="12.171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482cm" fo:margin-left="13.72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1:44:23.739254667</meta:creation-date>
    <dc:date>2021-10-28T11:55:31.585440659</dc:date>
    <meta:editing-duration>PT11M8S</meta:editing-duration>
    <meta:editing-cycles>1</meta:editing-cycles>
    <meta:document-statistic meta:table-count="0" meta:image-count="0" meta:object-count="0" meta:page-count="3" meta:paragraph-count="53" meta:word-count="532" meta:character-count="3465" meta:non-whitespace-character-count="2995"/>
    <meta:generator>LibreOffice/6.4.7.2$Linux_X86_64 LibreOffice_project/40$Build-2</meta:generator>
  </office:meta>
</office:document-meta>
</file>